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66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6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2"/>
        <table:table-column table:style-name="co2" table:default-cell-style-name="ce3"/>
        <table:table-column table:style-name="co2" table:number-columns-repeated="3" table:default-cell-style-name="ce2"/>
        <table:table-column table:style-name="co2" table:default-cell-style-name="ce3"/>
        <table:table-column table:style-name="co2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orig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refra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Add_10_1_2_10</text:p>
          </table:table-cell>
          <table:table-cell table:style-name="ce4" office:value-type="time" office:time-value="PT00H00M29.954233S" calcext:value-type="time">
            <text:p>00:00:29.95</text:p>
          </table:table-cell>
          <table:table-cell table:style-name="ce4" office:value-type="time" office:time-value="PT00H00M29.593402S" calcext:value-type="time">
            <text:p>00:00:29.59</text:p>
          </table:table-cell>
          <table:table-cell table:style-name="ce4" office:value-type="time" office:time-value="PT00H00M29.750229S" calcext:value-type="time">
            <text:p>00:00:29.75</text:p>
          </table:table-cell>
          <table:table-cell table:style-name="ce5" table:formula="of:=AVERAGE([.B3:.D3])" office:value-type="time" office:time-value="PT00H00M29.765954667S" calcext:value-type="time">
            <text:p>00:00:29.77</text:p>
          </table:table-cell>
          <table:table-cell table:style-name="ce4" office:value-type="time" office:time-value="PT00H00M29.732413S" calcext:value-type="time">
            <text:p>00:00:29.73</text:p>
          </table:table-cell>
          <table:table-cell table:style-name="ce4" office:value-type="time" office:time-value="PT00H00M29.749551S" calcext:value-type="time">
            <text:p>00:00:29.75</text:p>
          </table:table-cell>
          <table:table-cell table:style-name="ce4" office:value-type="time" office:time-value="PT00H00M29.856717S" calcext:value-type="time">
            <text:p>00:00:29.86</text:p>
          </table:table-cell>
          <table:table-cell table:style-name="ce5" table:formula="of:=AVERAGE([.F3:.H3])" office:value-type="time" office:time-value="PT00H00M29.779560333S" calcext:value-type="time">
            <text:p>00:00:29.78</text:p>
          </table:table-cell>
          <table:table-cell/>
        </table:table-row>
        <table:table-row table:style-name="ro1">
          <table:table-cell office:value-type="string" calcext:value-type="string">
            <text:p>Aqft_10_1_2_10</text:p>
          </table:table-cell>
          <table:table-cell table:style-name="ce4" office:value-type="time" office:time-value="PT00H02M16.218342S" calcext:value-type="time">
            <text:p>00:02:16.22</text:p>
          </table:table-cell>
          <table:table-cell table:style-name="ce4" office:value-type="time" office:time-value="PT00H02M13.960253S" calcext:value-type="time">
            <text:p>00:02:13.96</text:p>
          </table:table-cell>
          <table:table-cell table:style-name="ce4" office:value-type="time" office:time-value="PT00H02M15.093459S" calcext:value-type="time">
            <text:p>00:02:15.09</text:p>
          </table:table-cell>
          <table:table-cell table:style-name="ce5" table:formula="of:=AVERAGE([.B4:.D4])" office:value-type="time" office:time-value="PT00H02M15.090684667S" calcext:value-type="time">
            <text:p>00:02:15.09</text:p>
          </table:table-cell>
          <table:table-cell table:style-name="ce4" office:value-type="time" office:time-value="PT00H02M15.319683S" calcext:value-type="time">
            <text:p>00:02:15.32</text:p>
          </table:table-cell>
          <table:table-cell table:style-name="ce4" office:value-type="time" office:time-value="PT00H02M14.232914S" calcext:value-type="time">
            <text:p>00:02:14.23</text:p>
          </table:table-cell>
          <table:table-cell table:style-name="ce4" office:value-type="time" office:time-value="PT00H02M15.179492S" calcext:value-type="time">
            <text:p>00:02:15.18</text:p>
          </table:table-cell>
          <table:table-cell table:style-name="ce5" table:formula="of:=AVERAGE([.F4:.H4])" office:value-type="time" office:time-value="PT00H02M14.910696333S" calcext:value-type="time">
            <text:p>00:02:14.91</text:p>
          </table:table-cell>
          <table:table-cell/>
        </table:table-row>
        <table:table-row table:style-name="ro1">
          <table:table-cell office:value-type="string" calcext:value-type="string">
            <text:p>ghz_24_1_2_12</text:p>
          </table:table-cell>
          <table:table-cell table:style-name="ce4" office:value-type="time" office:time-value="PT00H12M14.863301S" calcext:value-type="time">
            <text:p>00:12:14.86</text:p>
          </table:table-cell>
          <table:table-cell table:style-name="ce4" office:value-type="time" office:time-value="PT00H11M50.427482S" calcext:value-type="time">
            <text:p>00:11:50.43</text:p>
          </table:table-cell>
          <table:table-cell table:style-name="ce4" office:value-type="time" office:time-value="PT00H11M47.524351S" calcext:value-type="time">
            <text:p>00:11:47.52</text:p>
          </table:table-cell>
          <table:table-cell table:style-name="ce5" table:formula="of:=AVERAGE([.B5:.D5])" office:value-type="time" office:time-value="PT00H11M57.605044667S" calcext:value-type="time">
            <text:p>00:11:57.61</text:p>
          </table:table-cell>
          <table:table-cell table:style-name="ce4" office:value-type="time" office:time-value="PT00H11M53.189293S" calcext:value-type="time">
            <text:p>00:11:53.19</text:p>
          </table:table-cell>
          <table:table-cell table:style-name="ce4" office:value-type="time" office:time-value="PT00H11M45.125805S" calcext:value-type="time">
            <text:p>00:11:45.13</text:p>
          </table:table-cell>
          <table:table-cell table:style-name="ce4" office:value-type="time" office:time-value="PT00H11M46.867804S" calcext:value-type="time">
            <text:p>00:11:46.87</text:p>
          </table:table-cell>
          <table:table-cell table:style-name="ce5" table:formula="of:=AVERAGE([.F5:.H5])" office:value-type="time" office:time-value="PT00H11M48.394300667S" calcext:value-type="time">
            <text:p>00:11:48.39</text:p>
          </table:table-cell>
          <table:table-cell/>
        </table:table-row>
        <table:table-row table:style-name="ro1">
          <table:table-cell office:value-type="string" calcext:value-type="string">
            <text:p>Hwe_10_1_2_10</text:p>
          </table:table-cell>
          <table:table-cell table:style-name="ce4" office:value-type="time" office:time-value="PT00H00M00.130216S" calcext:value-type="time">
            <text:p>00:00:00.13</text:p>
          </table:table-cell>
          <table:table-cell table:style-name="ce4" office:value-type="time" office:time-value="PT00H00M00.111113S" calcext:value-type="time">
            <text:p>00:00:00.11</text:p>
          </table:table-cell>
          <table:table-cell table:style-name="ce4" office:value-type="time" office:time-value="PT00H00M00.10982S" calcext:value-type="time">
            <text:p>00:00:00.11</text:p>
          </table:table-cell>
          <table:table-cell table:style-name="ce5" table:formula="of:=AVERAGE([.B6:.D6])" office:value-type="time" office:time-value="PT00H00M00.117049667S" calcext:value-type="time">
            <text:p>00:00:00.12</text:p>
          </table:table-cell>
          <table:table-cell table:style-name="ce4" office:value-type="time" office:time-value="PT00H00M00.112136S" calcext:value-type="time">
            <text:p>00:00:00.11</text:p>
          </table:table-cell>
          <table:table-cell table:style-name="ce4" office:value-type="time" office:time-value="PT00H00M00.110158S" calcext:value-type="time">
            <text:p>00:00:00.11</text:p>
          </table:table-cell>
          <table:table-cell table:style-name="ce4" office:value-type="time" office:time-value="PT00H00M00.12866S" calcext:value-type="time">
            <text:p>00:00:00.13</text:p>
          </table:table-cell>
          <table:table-cell table:style-name="ce5" table:formula="of:=AVERAGE([.F6:.H6])" office:value-type="time" office:time-value="PT00H00M00.116984667S" calcext:value-type="time">
            <text:p>00:00:00.12</text:p>
          </table:table-cell>
          <table:table-cell/>
        </table:table-row>
        <table:table-row table:style-name="ro1">
          <table:table-cell office:value-type="string" calcext:value-type="string">
            <text:p>Qft_10_1_2_10</text:p>
          </table:table-cell>
          <table:table-cell table:style-name="ce4" office:value-type="time" office:time-value="PT00H06M42.003752S" calcext:value-type="time">
            <text:p>00:06:42.00</text:p>
          </table:table-cell>
          <table:table-cell table:style-name="ce4" office:value-type="time" office:time-value="PT00H06M27.849964S" calcext:value-type="time">
            <text:p>00:06:27.85</text:p>
          </table:table-cell>
          <table:table-cell table:style-name="ce4" office:value-type="time" office:time-value="PT00H06M27.559466S" calcext:value-type="time">
            <text:p>00:06:27.56</text:p>
          </table:table-cell>
          <table:table-cell table:style-name="ce5" table:formula="of:=AVERAGE([.B7:.D7])" office:value-type="time" office:time-value="PT00H06M32.471060667S" calcext:value-type="time">
            <text:p>00:06:32.47</text:p>
          </table:table-cell>
          <table:table-cell table:style-name="ce4" office:value-type="time" office:time-value="PT00H06M29.987676S" calcext:value-type="time">
            <text:p>00:06:29.99</text:p>
          </table:table-cell>
          <table:table-cell table:style-name="ce4" office:value-type="time" office:time-value="PT00H06M29.59688S" calcext:value-type="time">
            <text:p>00:06:29.60</text:p>
          </table:table-cell>
          <table:table-cell table:style-name="ce4" office:value-type="time" office:time-value="PT00H06M28.614026S" calcext:value-type="time">
            <text:p>00:06:28.61</text:p>
          </table:table-cell>
          <table:table-cell table:style-name="ce5" table:formula="of:=AVERAGE([.F7:.H7])" office:value-type="time" office:time-value="PT00H06M29.399527333S" calcext:value-type="time">
            <text:p>00:06:29.40</text:p>
          </table:table-cell>
          <table:table-cell/>
        </table:table-row>
        <table:table-row table:style-name="ro1">
          <table:table-cell office:value-type="string" calcext:value-type="string">
            <text:p>Sup_12_1_2_10</text:p>
          </table:table-cell>
          <table:table-cell table:style-name="ce4" office:value-type="time" office:time-value="PT00H00M00.649409S" calcext:value-type="time">
            <text:p>00:00:00.65</text:p>
          </table:table-cell>
          <table:table-cell table:style-name="ce4" office:value-type="time" office:time-value="PT00H00M00.541505S" calcext:value-type="time">
            <text:p>00:00:00.54</text:p>
          </table:table-cell>
          <table:table-cell table:style-name="ce4" office:value-type="time" office:time-value="PT00H00M00.568416S" calcext:value-type="time">
            <text:p>00:00:00.57</text:p>
          </table:table-cell>
          <table:table-cell table:style-name="ce5" table:formula="of:=AVERAGE([.B8:.D8])" office:value-type="time" office:time-value="PT00H00M00.586443333S" calcext:value-type="time">
            <text:p>00:00:00.59</text:p>
          </table:table-cell>
          <table:table-cell table:style-name="ce4" office:value-type="time" office:time-value="PT00H00M00.561305S" calcext:value-type="time">
            <text:p>00:00:00.56</text:p>
          </table:table-cell>
          <table:table-cell table:style-name="ce4" office:value-type="time" office:time-value="PT00H00M00.540647S" calcext:value-type="time">
            <text:p>00:00:00.54</text:p>
          </table:table-cell>
          <table:table-cell table:style-name="ce4" office:value-type="time" office:time-value="PT00H00M00.534878S" calcext:value-type="time">
            <text:p>00:00:00.53</text:p>
          </table:table-cell>
          <table:table-cell table:style-name="ce5" table:formula="of:=AVERAGE([.F8:.H8])" office:value-type="time" office:time-value="PT00H00M00.54561S" calcext:value-type="time">
            <text:p>00:00:00.55</text:p>
          </table:table-cell>
          <table:table-cell/>
        </table:table-row>
        <table:table-row table:style-name="ro1">
          <table:table-cell office:value-type="string" calcext:value-type="string">
            <text:p>Sup_20_1_2_10</text:p>
          </table:table-cell>
          <table:table-cell table:style-name="ce4" office:value-type="time" office:time-value="PT00H00M47.190369S" calcext:value-type="time">
            <text:p>00:00:47.19</text:p>
          </table:table-cell>
          <table:table-cell table:style-name="ce4" office:value-type="time" office:time-value="PT00H00M46.930502S" calcext:value-type="time">
            <text:p>00:00:46.93</text:p>
          </table:table-cell>
          <table:table-cell table:style-name="ce4" office:value-type="time" office:time-value="PT00H00M47.156461S" calcext:value-type="time">
            <text:p>00:00:47.16</text:p>
          </table:table-cell>
          <table:table-cell table:style-name="ce5" table:formula="of:=AVERAGE([.B9:.D9])" office:value-type="time" office:time-value="PT00H00M47.092444S" calcext:value-type="time">
            <text:p>00:00:47.09</text:p>
          </table:table-cell>
          <table:table-cell table:style-name="ce4" office:value-type="time" office:time-value="PT00H00M47.042361S" calcext:value-type="time">
            <text:p>00:00:47.04</text:p>
          </table:table-cell>
          <table:table-cell table:style-name="ce4" office:value-type="time" office:time-value="PT00H00M46.907575S" calcext:value-type="time">
            <text:p>00:00:46.91</text:p>
          </table:table-cell>
          <table:table-cell table:style-name="ce4" office:value-type="time" office:time-value="PT00H00M46.973737S" calcext:value-type="time">
            <text:p>00:00:46.97</text:p>
          </table:table-cell>
          <table:table-cell table:style-name="ce5" table:formula="of:=AVERAGE([.F9:.H9])" office:value-type="time" office:time-value="PT00H00M46.974557667S" calcext:value-type="time">
            <text:p>00:00:46.97</text:p>
          </table:table-cell>
          <table:table-cell/>
        </table:table-row>
        <table:table-row table:style-name="ro1">
          <table:table-cell office:value-type="string" calcext:value-type="string">
            <text:p>Sup_25_1_2_13</text:p>
          </table:table-cell>
          <table:table-cell table:style-name="ce4" office:value-type="time" office:time-value="PT00H08M54.019277S" calcext:value-type="time">
            <text:p>00:08:54.02</text:p>
          </table:table-cell>
          <table:table-cell table:style-name="ce4" office:value-type="time" office:time-value="PT00H08M51.918902S" calcext:value-type="time">
            <text:p>00:08:51.92</text:p>
          </table:table-cell>
          <table:table-cell table:style-name="ce4" office:value-type="time" office:time-value="PT00H11M21.147261S" calcext:value-type="time">
            <text:p>00:11:21.15</text:p>
          </table:table-cell>
          <table:table-cell table:style-name="ce5" table:formula="of:=AVERAGE([.B10:.D10])" office:value-type="time" office:time-value="PT00H09M42.361813333S" calcext:value-type="time">
            <text:p>00:09:42.36</text:p>
          </table:table-cell>
          <table:table-cell table:style-name="ce4" office:value-type="time" office:time-value="PT00H08M56.918689S" calcext:value-type="time">
            <text:p>00:08:56.92</text:p>
          </table:table-cell>
          <table:table-cell/>
          <table:table-cell table:style-name="ce4" office:value-type="time" office:time-value="PT00H08M53.483292S" calcext:value-type="time">
            <text:p>00:08:53.48</text:p>
          </table:table-cell>
          <table:table-cell table:style-name="ce5" table:formula="of:=AVERAGE([.F10:.H10])" office:value-type="time" office:time-value="PT00H08M55.2009905S" calcext:value-type="time">
            <text:p>00:08:55.20</text:p>
          </table:table-cell>
          <table:table-cell/>
        </table:table-row>
        <table:table-row table:style-name="ro1">
          <table:table-cell office:value-type="string" calcext:value-type="string">
            <text:p>Syc_12_2_2_10</text:p>
          </table:table-cell>
          <table:table-cell table:style-name="ce4" office:value-type="time" office:time-value="PT00H00M00.128256S" calcext:value-type="time">
            <text:p>00:00:00.13</text:p>
          </table:table-cell>
          <table:table-cell table:style-name="ce4" office:value-type="time" office:time-value="PT00H00M00.110117S" calcext:value-type="time">
            <text:p>00:00:00.11</text:p>
          </table:table-cell>
          <table:table-cell table:style-name="ce4" office:value-type="time" office:time-value="PT00H00M00.108545S" calcext:value-type="time">
            <text:p>00:00:00.11</text:p>
          </table:table-cell>
          <table:table-cell table:style-name="ce5" table:formula="of:=AVERAGE([.B11:.D11])" office:value-type="time" office:time-value="PT00H00M00.115639333S" calcext:value-type="time">
            <text:p>00:00:00.12</text:p>
          </table:table-cell>
          <table:table-cell table:style-name="ce4" office:value-type="time" office:time-value="PT00H00M00.111739S" calcext:value-type="time">
            <text:p>00:00:00.11</text:p>
          </table:table-cell>
          <table:table-cell table:style-name="ce4" office:value-type="time" office:time-value="PT00H00M00.109454S" calcext:value-type="time">
            <text:p>00:00:00.11</text:p>
          </table:table-cell>
          <table:table-cell table:style-name="ce4" office:value-type="time" office:time-value="PT00H00M00.107989S" calcext:value-type="time">
            <text:p>00:00:00.11</text:p>
          </table:table-cell>
          <table:table-cell table:style-name="ce5" table:formula="of:=AVERAGE([.F11:.H11])" office:value-type="time" office:time-value="PT00H00M00.109727333S" calcext:value-type="time">
            <text:p>00:00:00.1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style-name="ce5"/>
        </table:table-row>
        <table:table-row table:style-name="ro1" table:number-rows-repeated="8">
          <table:table-cell table:number-columns-repeated="9"/>
          <table:table-cell table:style-name="ce3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07:34:09.773830428</meta:creation-date>
    <dc:date>2024-01-12T07:55:37.642274744</dc:date>
    <meta:editing-duration>PT9M17S</meta:editing-duration>
    <meta:editing-cycles>1</meta:editing-cycles>
    <meta:document-statistic meta:table-count="1" meta:cell-count="82" meta:object-count="0"/>
    <meta:generator>LibreOffice/7.3.7.2$Linux_X86_64 LibreOffice_project/30$Build-2</meta:generator>
  </office:meta>
</office:document-meta>
</file>